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95.24pt"/>
    </style:style>
    <style:style style:name="co3" style:family="table-column">
      <style:table-column-properties fo:break-before="auto" style:column-width="13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trol">
      <style:table-properties table:display="true" style:writing-mode="lr-tb"/>
    </style:style>
    <style:style style:name="ta2" style:family="table" style:master-page-name="PageStyle_5f_Experimen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ro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views</text:p>
          </table:table-cell>
          <table:table-cell table:style-name="ce1" office:value-type="string" calcext:value-type="string">
            <text:p>Clicks</text:p>
          </table:table-cell>
          <table:table-cell table:style-name="ce1" office:value-type="string" calcext:value-type="string">
            <text:p>Enrollments</text:p>
          </table:table-cell>
          <table:table-cell table:style-name="ce1" office:value-type="string" calcext:value-type="string">
            <text:p>Payments</text:p>
          </table:table-cell>
          <table:table-cell table:number-columns-repeated="2"/>
          <table:table-cell table:style-name="ce3" office:value-type="string" calcext:value-type="string">
            <text:p>gross</text:p>
          </table:table-cell>
          <table:table-cell table:style-name="ce3" office:value-type="string" calcext:value-type="string">
            <text:p>ne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t, Oct 11</text:p>
          </table:table-cell>
          <table:table-cell table:style-name="ce2" office:value-type="float" office:value="7723" calcext:value-type="float">
            <text:p>772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  <table:table-cell table:formula="of:=[.D2]/[.C2]" office:value-type="float" office:value="0.195050946142649" calcext:value-type="float">
            <text:p>0.1950509461</text:p>
          </table:table-cell>
          <table:table-cell table:formula="of:=[.E2]/[.C2]" office:value-type="float" office:value="0.101892285298399" calcext:value-type="float">
            <text:p>0.10189228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n, Oct 12</text:p>
          </table:table-cell>
          <table:table-cell table:style-name="ce2" office:value-type="float" office:value="9102" calcext:value-type="float">
            <text:p>9102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  <table:table-cell table:formula="of:=[.D3]/[.C3]" office:value-type="float" office:value="0.188703465982028" calcext:value-type="float">
            <text:p>0.188703466</text:p>
          </table:table-cell>
          <table:table-cell table:formula="of:=[.E3]/[.C3]" office:value-type="float" office:value="0.0898587933247753" calcext:value-type="float">
            <text:p>0.08985879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n, Oct 13</text:p>
          </table:table-cell>
          <table:table-cell table:style-name="ce2" office:value-type="float" office:value="10511" calcext:value-type="float">
            <text:p>10511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formula="of:=[.D4]/[.C4]" office:value-type="float" office:value="0.183718371837184" calcext:value-type="float">
            <text:p>0.1837183718</text:p>
          </table:table-cell>
          <table:table-cell table:formula="of:=[.E4]/[.C4]" office:value-type="float" office:value="0.104510451045105" calcext:value-type="float">
            <text:p>0.10451045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ue, Oct 14</text:p>
          </table:table-cell>
          <table:table-cell table:style-name="ce2" office:value-type="float" office:value="9871" calcext:value-type="float">
            <text:p>9871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/>
          <table:table-cell table:formula="of:=[.D5]/[.C5]" office:value-type="float" office:value="0.186602870813397" calcext:value-type="float">
            <text:p>0.1866028708</text:p>
          </table:table-cell>
          <table:table-cell table:formula="of:=[.E5]/[.C5]" office:value-type="float" office:value="0.125598086124402" calcext:value-type="float">
            <text:p>0.125598086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d, Oct 15</text:p>
          </table:table-cell>
          <table:table-cell table:style-name="ce2" office:value-type="float" office:value="10014" calcext:value-type="float">
            <text:p>10014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formula="of:=[.D6]/[.C6]" office:value-type="float" office:value="0.194743130227001" calcext:value-type="float">
            <text:p>0.1947431302</text:p>
          </table:table-cell>
          <table:table-cell table:formula="of:=[.E6]/[.C6]" office:value-type="float" office:value="0.0764635603345281" calcext:value-type="float">
            <text:p>0.076463560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hu, Oct 16</text:p>
          </table:table-cell>
          <table:table-cell table:style-name="ce2" office:value-type="float" office:value="9670" calcext:value-type="float">
            <text:p>9670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/>
          <table:table-cell table:formula="of:=[.D7]/[.C7]" office:value-type="float" office:value="0.16767922235723" calcext:value-type="float">
            <text:p>0.1676792224</text:p>
          </table:table-cell>
          <table:table-cell table:formula="of:=[.E7]/[.C7]" office:value-type="float" office:value="0.0996354799513973" calcext:value-type="float">
            <text:p>0.0996354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ri, Oct 17</text:p>
          </table:table-cell>
          <table:table-cell table:style-name="ce2" office:value-type="float" office:value="9008" calcext:value-type="float">
            <text:p>9008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/>
          <table:table-cell table:formula="of:=[.D8]/[.C8]" office:value-type="float" office:value="0.195187165775401" calcext:value-type="float">
            <text:p>0.1951871658</text:p>
          </table:table-cell>
          <table:table-cell table:formula="of:=[.E8]/[.C8]" office:value-type="float" office:value="0.101604278074866" calcext:value-type="float">
            <text:p>0.10160427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t, Oct 18</text:p>
          </table:table-cell>
          <table:table-cell table:style-name="ce2" office:value-type="float" office:value="7434" calcext:value-type="float">
            <text:p>7434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  <table:table-cell table:formula="of:=[.D9]/[.C9]" office:value-type="float" office:value="0.174050632911392" calcext:value-type="float">
            <text:p>0.1740506329</text:p>
          </table:table-cell>
          <table:table-cell table:formula="of:=[.E9]/[.C9]" office:value-type="float" office:value="0.110759493670886" calcext:value-type="float">
            <text:p>0.110759493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n, Oct 19</text:p>
          </table:table-cell>
          <table:table-cell table:style-name="ce2" office:value-type="float" office:value="8459" calcext:value-type="float">
            <text:p>8459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/>
          <table:table-cell table:formula="of:=[.D10]/[.C10]" office:value-type="float" office:value="0.189580318379161" calcext:value-type="float">
            <text:p>0.1895803184</text:p>
          </table:table-cell>
          <table:table-cell table:formula="of:=[.E10]/[.C10]" office:value-type="float" office:value="0.0868306801736614" calcext:value-type="float">
            <text:p>0.08683068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n, Oct 20</text:p>
          </table:table-cell>
          <table:table-cell table:style-name="ce2" office:value-type="float" office:value="10667" calcext:value-type="float">
            <text:p>10667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2"/>
          <table:table-cell table:formula="of:=[.D11]/[.C11]" office:value-type="float" office:value="0.191637630662021" calcext:value-type="float">
            <text:p>0.1916376307</text:p>
          </table:table-cell>
          <table:table-cell table:formula="of:=[.E11]/[.C11]" office:value-type="float" office:value="0.112659698025552" calcext:value-type="float">
            <text:p>0.1126596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ue, Oct 21</text:p>
          </table:table-cell>
          <table:table-cell table:style-name="ce2" office:value-type="float" office:value="10660" calcext:value-type="float">
            <text:p>10660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/>
          <table:table-cell table:formula="of:=[.D12]/[.C12]" office:value-type="float" office:value="0.226066897347174" calcext:value-type="float">
            <text:p>0.2260668973</text:p>
          </table:table-cell>
          <table:table-cell table:formula="of:=[.E12]/[.C12]" office:value-type="float" office:value="0.121107266435986" calcext:value-type="float">
            <text:p>0.12110726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d, Oct 22</text:p>
          </table:table-cell>
          <table:table-cell table:style-name="ce2" office:value-type="float" office:value="9947" calcext:value-type="float">
            <text:p>9947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2"/>
          <table:table-cell table:formula="of:=[.D13]/[.C13]" office:value-type="float" office:value="0.193317422434368" calcext:value-type="float">
            <text:p>0.1933174224</text:p>
          </table:table-cell>
          <table:table-cell table:formula="of:=[.E13]/[.C13]" office:value-type="float" office:value="0.109785202863962" calcext:value-type="float">
            <text:p>0.109785202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hu, Oct 23</text:p>
          </table:table-cell>
          <table:table-cell table:style-name="ce2" office:value-type="float" office:value="8324" calcext:value-type="float">
            <text:p>8324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/>
          <table:table-cell table:formula="of:=[.D14]/[.C14]" office:value-type="float" office:value="0.190977443609023" calcext:value-type="float">
            <text:p>0.1909774436</text:p>
          </table:table-cell>
          <table:table-cell table:formula="of:=[.E14]/[.C14]" office:value-type="float" office:value="0.0842105263157895" calcext:value-type="float">
            <text:p>0.084210526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ri, Oct 24</text:p>
          </table:table-cell>
          <table:table-cell table:style-name="ce2" office:value-type="float" office:value="9434" calcext:value-type="float">
            <text:p>9434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2"/>
          <table:table-cell table:formula="of:=[.D15]/[.C15]" office:value-type="float" office:value="0.326894502228826" calcext:value-type="float">
            <text:p>0.3268945022</text:p>
          </table:table-cell>
          <table:table-cell table:formula="of:=[.E15]/[.C15]" office:value-type="float" office:value="0.181277860326894" calcext:value-type="float">
            <text:p>0.181277860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t, Oct 25</text:p>
          </table:table-cell>
          <table:table-cell table:style-name="ce2" office:value-type="float" office:value="8687" calcext:value-type="float">
            <text:p>8687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/>
          <table:table-cell table:formula="of:=[.D16]/[.C16]" office:value-type="float" office:value="0.254703328509407" calcext:value-type="float">
            <text:p>0.2547033285</text:p>
          </table:table-cell>
          <table:table-cell table:formula="of:=[.E16]/[.C16]" office:value-type="float" office:value="0.185238784370478" calcext:value-type="float">
            <text:p>0.18523878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n, Oct 26</text:p>
          </table:table-cell>
          <table:table-cell table:style-name="ce2" office:value-type="float" office:value="8896" calcext:value-type="float">
            <text:p>8896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2"/>
          <table:table-cell table:formula="of:=[.D17]/[.C17]" office:value-type="float" office:value="0.227401129943503" calcext:value-type="float">
            <text:p>0.2274011299</text:p>
          </table:table-cell>
          <table:table-cell table:formula="of:=[.E17]/[.C17]" office:value-type="float" office:value="0.146892655367232" calcext:value-type="float">
            <text:p>0.1468926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n, Oct 27</text:p>
          </table:table-cell>
          <table:table-cell table:style-name="ce2" office:value-type="float" office:value="9535" calcext:value-type="float">
            <text:p>9535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2"/>
          <table:table-cell table:formula="of:=[.D18]/[.C18]" office:value-type="float" office:value="0.306982872200263" calcext:value-type="float">
            <text:p>0.3069828722</text:p>
          </table:table-cell>
          <table:table-cell table:formula="of:=[.E18]/[.C18]" office:value-type="float" office:value="0.163372859025033" calcext:value-type="float">
            <text:p>0.16337285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ue, Oct 28</text:p>
          </table:table-cell>
          <table:table-cell table:style-name="ce2" office:value-type="float" office:value="9363" calcext:value-type="float">
            <text:p>9363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2"/>
          <table:table-cell table:formula="of:=[.D19]/[.C19]" office:value-type="float" office:value="0.209239130434783" calcext:value-type="float">
            <text:p>0.2092391304</text:p>
          </table:table-cell>
          <table:table-cell table:formula="of:=[.E19]/[.C19]" office:value-type="float" office:value="0.123641304347826" calcext:value-type="float">
            <text:p>0.123641304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d, Oct 29</text:p>
          </table:table-cell>
          <table:table-cell table:style-name="ce2" office:value-type="float" office:value="9327" calcext:value-type="float">
            <text:p>9327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2"/>
          <table:table-cell table:formula="of:=[.D20]/[.C20]" office:value-type="float" office:value="0.265223274695535" calcext:value-type="float">
            <text:p>0.2652232747</text:p>
          </table:table-cell>
          <table:table-cell table:formula="of:=[.E20]/[.C20]" office:value-type="float" office:value="0.11637347767253" calcext:value-type="float">
            <text:p>0.116373477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hu, Oct 30</text:p>
          </table:table-cell>
          <table:table-cell table:style-name="ce2" office:value-type="float" office:value="9345" calcext:value-type="float">
            <text:p>9345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/>
          <table:table-cell table:formula="of:=[.D21]/[.C21]" office:value-type="float" office:value="0.227520435967302" calcext:value-type="float">
            <text:p>0.227520436</text:p>
          </table:table-cell>
          <table:table-cell table:formula="of:=[.E21]/[.C21]" office:value-type="float" office:value="0.102179836512262" calcext:value-type="float">
            <text:p>0.102179836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ri, Oct 31</text:p>
          </table:table-cell>
          <table:table-cell table:style-name="ce2" office:value-type="float" office:value="8890" calcext:value-type="float">
            <text:p>8890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"/>
          <table:table-cell table:formula="of:=[.D22]/[.C22]" office:value-type="float" office:value="0.246458923512748" calcext:value-type="float">
            <text:p>0.2464589235</text:p>
          </table:table-cell>
          <table:table-cell table:formula="of:=[.E22]/[.C22]" office:value-type="float" office:value="0.143059490084986" calcext:value-type="float">
            <text:p>0.143059490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t, Nov 1</text:p>
          </table:table-cell>
          <table:table-cell table:style-name="ce2" office:value-type="float" office:value="8460" calcext:value-type="float">
            <text:p>8460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2"/>
          <table:table-cell table:formula="of:=[.D23]/[.C23]" office:value-type="float" office:value="0.229074889867841" calcext:value-type="float">
            <text:p>0.2290748899</text:p>
          </table:table-cell>
          <table:table-cell table:formula="of:=[.E23]/[.C23]" office:value-type="float" office:value="0.136563876651982" calcext:value-type="float">
            <text:p>0.13656387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n, Nov 2</text:p>
          </table:table-cell>
          <table:table-cell table:style-name="ce2" office:value-type="float" office:value="8836" calcext:value-type="float">
            <text:p>8836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net conversion</text:p>
          </table:table-cell>
          <table:table-cell/>
          <table:table-cell table:formula="of:=[.D24]/[.C24]" office:value-type="float" office:value="0.297258297258297" calcext:value-type="float">
            <text:p>0.2972582973</text:p>
          </table:table-cell>
          <table:table-cell table:formula="of:=[.E24]/[.C24]" office:value-type="float" office:value="0.0966810966810967" calcext:value-type="float">
            <text:p>0.09668109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n, Nov 3</text:p>
          </table:table-cell>
          <table:table-cell table:style-name="ce2" office:value-type="float" office:value="9437" calcext:value-type="float">
            <text:p>9437</text:p>
          </table:table-cell>
          <table:table-cell table:style-name="ce2" office:value-type="float" office:value="788" calcext:value-type="float">
            <text:p>788</text:p>
          </table:table-cell>
          <table:table-cell table:style-name="ce1" table:formula="of:=SUM([.D2:.D24])" office:value-type="float" office:value="3785" calcext:value-type="float">
            <text:p>3785</text:p>
          </table:table-cell>
          <table:table-cell table:style-name="ce4" table:formula="of:=SUM([.E2:.E24])" office:value-type="float" office:value="2033" calcext:value-type="float">
            <text:p>2033</text:p>
          </table:table-cell>
          <table:table-cell table:formula="of:=[.E25]/[.D26]" office:value-type="string" office:string-value="0.1175620193" calcext:value-type="string">
            <text:p>0.117562019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ue, Nov 4</text:p>
          </table:table-cell>
          <table:table-cell table:style-name="ce2" office:value-type="float" office:value="9420" calcext:value-type="float">
            <text:p>9420</text:p>
          </table:table-cell>
          <table:table-cell table:style-name="ce2" office:value-type="float" office:value="781" calcext:value-type="float">
            <text:p>781</text:p>
          </table:table-cell>
          <table:table-cell table:style-name="ce1" table:formula="of:=SUM([.C2:.C24])" office:value-type="string" office:string-value="17293" calcext:value-type="string">
            <text:p>17293</text:p>
          </table:table-cell>
          <table:table-cell table:style-name="ce1" office:value-type="string" calcext:value-type="string">
            <text:p>gros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d, Nov 5</text:p>
          </table:table-cell>
          <table:table-cell table:style-name="ce2" office:value-type="float" office:value="9570" calcext:value-type="float">
            <text:p>9570</text:p>
          </table:table-cell>
          <table:table-cell table:style-name="ce2" office:value-type="float" office:value="805" calcext:value-type="float">
            <text:p>805</text:p>
          </table:table-cell>
          <table:table-cell table:style-name="ce1" office:value-type="float" office:value="7208" calcext:value-type="float">
            <text:p>7208</text:p>
          </table:table-cell>
          <table:table-cell table:style-name="ce4" table:formula="of:=[.D25]/[.D26]" office:value-type="string" office:string-value="0.2188746892" calcext:value-type="string">
            <text:p>0.21887468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u, Nov 6</text:p>
          </table:table-cell>
          <table:table-cell table:style-name="ce2" office:value-type="float" office:value="9921" calcext:value-type="float">
            <text:p>9921</text:p>
          </table:table-cell>
          <table:table-cell table:style-name="ce2" office:value-type="float" office:value="830" calcext:value-type="float">
            <text:p>830</text:p>
          </table:table-cell>
          <table:table-cell table:style-name="ce1" table:formula="of:=[.D25]/[.D27]" office:value-type="string" office:string-value="0.5251109878" calcext:value-type="string">
            <text:p>0.525110987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ri, Nov 7</text:p>
          </table:table-cell>
          <table:table-cell table:style-name="ce2" office:value-type="float" office:value="9424" calcext:value-type="float">
            <text:p>9424</text:p>
          </table:table-cell>
          <table:table-cell table:style-name="ce2" office:value-type="float" office:value="781" calcext:value-type="float">
            <text:p>781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8</text:p>
          </table:table-cell>
          <table:table-cell table:style-name="ce2" office:value-type="float" office:value="9010" calcext:value-type="float">
            <text:p>9010</text:p>
          </table:table-cell>
          <table:table-cell table:style-name="ce2" office:value-type="float" office:value="756" calcext:value-type="float">
            <text:p>756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9</text:p>
          </table:table-cell>
          <table:table-cell table:style-name="ce2" office:value-type="float" office:value="9656" calcext:value-type="float">
            <text:p>9656</text:p>
          </table:table-cell>
          <table:table-cell table:style-name="ce2" office:value-type="float" office:value="825" calcext:value-type="float">
            <text:p>825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Mon, Nov 10</text:p>
          </table:table-cell>
          <table:table-cell table:style-name="ce2" office:value-type="float" office:value="10419" calcext:value-type="float">
            <text:p>10419</text:p>
          </table:table-cell>
          <table:table-cell table:style-name="ce2" office:value-type="float" office:value="874" calcext:value-type="float">
            <text:p>874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ue, Nov 11</text:p>
          </table:table-cell>
          <table:table-cell table:style-name="ce2" office:value-type="float" office:value="9880" calcext:value-type="float">
            <text:p>9880</text:p>
          </table:table-cell>
          <table:table-cell table:style-name="ce2" office:value-type="float" office:value="830" calcext:value-type="float">
            <text:p>830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Wed, Nov 12</text:p>
          </table:table-cell>
          <table:table-cell table:style-name="ce2" office:value-type="float" office:value="10134" calcext:value-type="float">
            <text:p>10134</text:p>
          </table:table-cell>
          <table:table-cell table:style-name="ce2" office:value-type="float" office:value="801" calcext:value-type="float">
            <text:p>801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hu, Nov 13</text:p>
          </table:table-cell>
          <table:table-cell table:style-name="ce2" office:value-type="float" office:value="9717" calcext:value-type="float">
            <text:p>9717</text:p>
          </table:table-cell>
          <table:table-cell table:style-name="ce2" office:value-type="float" office:value="814" calcext:value-type="float">
            <text:p>814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ri, Nov 14</text:p>
          </table:table-cell>
          <table:table-cell table:style-name="ce2" office:value-type="float" office:value="9192" calcext:value-type="float">
            <text:p>9192</text:p>
          </table:table-cell>
          <table:table-cell table:style-name="ce2" office:value-type="float" office:value="735" calcext:value-type="float">
            <text:p>735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15</text:p>
          </table:table-cell>
          <table:table-cell table:style-name="ce2" office:value-type="float" office:value="8630" calcext:value-type="float">
            <text:p>8630</text:p>
          </table:table-cell>
          <table:table-cell table:style-name="ce2" office:value-type="float" office:value="743" calcext:value-type="float">
            <text:p>743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16</text:p>
          </table:table-cell>
          <table:table-cell table:style-name="ce2" office:value-type="float" office:value="8970" calcext:value-type="float">
            <text:p>8970</text:p>
          </table:table-cell>
          <table:table-cell table:style-name="ce2" office:value-type="float" office:value="722" calcext:value-type="float">
            <text:p>722</text:p>
          </table:table-cell>
          <table:table-cell table:style-name="ce1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2" table:formula="of:=SUM([.B2:.B38])" office:value-type="float" office:value="345543" calcext:value-type="float">
            <text:p>345543</text:p>
          </table:table-cell>
          <table:table-cell table:style-name="ce2" table:formula="of:=SUM([.C2:.C38])" office:value-type="float" office:value="28378" calcext:value-type="float">
            <text:p>28378</text:p>
          </table:table-cell>
          <table:table-cell table:style-name="ce1" table:formula="of:=[.C39]/[.B39]" office:value-type="string" office:string-value="0.08212581357" calcext:value-type="string">
            <text:p>0.0821258135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2" table:number-columns-repeated="2"/>
          <table:table-cell table:style-name="ce1"/>
          <table:table-cell table:style-name="ce4"/>
          <table:table-cell table:number-columns-repeated="1019"/>
        </table:table-row>
        <table:table-row table:style-name="ro1">
          <table:table-cell/>
          <table:table-cell table:style-name="ce3" office:value-type="float" office:value="690203" calcext:value-type="float">
            <text:p>690203</text:p>
          </table:table-cell>
          <table:table-cell table:style-name="ce3" office:value-type="float" office:value="56703" calcext:value-type="float">
            <text:p>5670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[.B39]/[.B41]" office:value-type="string" office:string-value="0.5006396669" calcext:value-type="string">
            <text:p>0.5006396669</text:p>
          </table:table-cell>
          <table:table-cell table:number-columns-repeated="1022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views</text:p>
          </table:table-cell>
          <table:table-cell table:style-name="ce1" office:value-type="string" calcext:value-type="string">
            <text:p>Clicks</text:p>
          </table:table-cell>
          <table:table-cell table:style-name="ce1" office:value-type="string" calcext:value-type="string">
            <text:p>Enrollments</text:p>
          </table:table-cell>
          <table:table-cell table:style-name="ce1" office:value-type="string" calcext:value-type="string">
            <text:p>Payments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gross</text:p>
          </table:table-cell>
          <table:table-cell table:style-name="ce3" office:value-type="string" calcext:value-type="string">
            <text:p>net</text:p>
          </table:table-cell>
          <table:table-cell table:style-name="ce3" office:value-type="string" calcext:value-type="string">
            <text:p>sign gross</text:p>
          </table:table-cell>
          <table:table-cell table:style-name="ce3" office:value-type="string" calcext:value-type="string">
            <text:p>sign ne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, Oct 11</text:p>
          </table:table-cell>
          <table:table-cell table:style-name="ce2" office:value-type="float" office:value="7716" calcext:value-type="float">
            <text:p>7716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6"/>
          <table:table-cell table:formula="of:=[.D2]/[.C2]" office:value-type="float" office:value="0.153061224489796" calcext:value-type="float">
            <text:p>0.1530612245</text:p>
          </table:table-cell>
          <table:table-cell table:formula="of:=[.E2]/[.C2]" office:value-type="float" office:value="0.0495626822157434" calcext:value-type="float">
            <text:p>0.0495626822</text:p>
          </table:table-cell>
          <table:table-cell table:formula="of:=IF([.L2]&lt;[$Control.H2];1;0)" office:value-type="string" office:string-value="1" calcext:value-type="string">
            <text:p>1</text:p>
          </table:table-cell>
          <table:table-cell table:formula="of:=IF([.M2]&lt;[$Control.I2];1;0)" office:value-type="string" office:string-value="1" calcext:value-type="string">
            <text:p>1</text:p>
          </table:table-cell>
          <table:table-cell table:formula="of:=IF(1&gt;2;2;3)" office:value-type="string" office:string-value="3" calcext:value-type="string">
            <text:p>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n, Oct 12</text:p>
          </table:table-cell>
          <table:table-cell table:style-name="ce2" office:value-type="float" office:value="9288" calcext:value-type="float">
            <text:p>9288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"/>
          <table:table-cell table:formula="of:=[.D3]/[.C3]" office:value-type="float" office:value="0.147770700636943" calcext:value-type="float">
            <text:p>0.1477707006</text:p>
          </table:table-cell>
          <table:table-cell table:formula="of:=[.E3]/[.C3]" office:value-type="float" office:value="0.115923566878981" calcext:value-type="float">
            <text:p>0.1159235669</text:p>
          </table:table-cell>
          <table:table-cell table:formula="of:=IF([.L3]&lt;[$Control.H3];1;0)" office:value-type="string" office:string-value="1" calcext:value-type="string">
            <text:p>1</text:p>
          </table:table-cell>
          <table:table-cell table:formula="of:=IF([.M3]&lt;[$Control.I3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on, Oct 13</text:p>
          </table:table-cell>
          <table:table-cell table:style-name="ce2" office:value-type="float" office:value="10480" calcext:value-type="float">
            <text:p>10480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"/>
          <table:table-cell table:formula="of:=[.D4]/[.C4]" office:value-type="float" office:value="0.164027149321267" calcext:value-type="float">
            <text:p>0.1640271493</text:p>
          </table:table-cell>
          <table:table-cell table:formula="of:=[.E4]/[.C4]" office:value-type="float" office:value="0.0893665158371041" calcext:value-type="float">
            <text:p>0.0893665158</text:p>
          </table:table-cell>
          <table:table-cell table:formula="of:=IF([.L4]&lt;[$Control.H4];1;0)" office:value-type="string" office:string-value="1" calcext:value-type="string">
            <text:p>1</text:p>
          </table:table-cell>
          <table:table-cell table:formula="of:=IF([.M4]&lt;[$Control.I4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ue, Oct 14</text:p>
          </table:table-cell>
          <table:table-cell table:style-name="ce2" office:value-type="float" office:value="9867" calcext:value-type="float">
            <text:p>9867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"/>
          <table:table-cell table:formula="of:=[.D5]/[.C5]" office:value-type="float" office:value="0.166868198307134" calcext:value-type="float">
            <text:p>0.1668681983</text:p>
          </table:table-cell>
          <table:table-cell table:formula="of:=[.E5]/[.C5]" office:value-type="float" office:value="0.111245465538089" calcext:value-type="float">
            <text:p>0.1112454655</text:p>
          </table:table-cell>
          <table:table-cell table:formula="of:=IF([.L5]&lt;[$Control.H5];1;0)" office:value-type="string" office:string-value="1" calcext:value-type="string">
            <text:p>1</text:p>
          </table:table-cell>
          <table:table-cell table:formula="of:=IF([.M5]&lt;[$Control.I5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Wed, Oct 15</text:p>
          </table:table-cell>
          <table:table-cell table:style-name="ce2" office:value-type="float" office:value="9793" calcext:value-type="float">
            <text:p>9793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6"/>
          <table:table-cell table:formula="of:=[.D6]/[.C6]" office:value-type="float" office:value="0.168269230769231" calcext:value-type="float">
            <text:p>0.1682692308</text:p>
          </table:table-cell>
          <table:table-cell table:formula="of:=[.E6]/[.C6]" office:value-type="float" office:value="0.112980769230769" calcext:value-type="float">
            <text:p>0.1129807692</text:p>
          </table:table-cell>
          <table:table-cell table:formula="of:=IF([.L6]&lt;[$Control.H6];1;0)" office:value-type="string" office:string-value="1" calcext:value-type="string">
            <text:p>1</text:p>
          </table:table-cell>
          <table:table-cell table:formula="of:=IF([.M6]&lt;[$Control.I6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hu, Oct 16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"/>
          <table:table-cell table:formula="of:=[.D7]/[.C7]" office:value-type="float" office:value="0.163705583756345" calcext:value-type="float">
            <text:p>0.1637055838</text:p>
          </table:table-cell>
          <table:table-cell table:formula="of:=[.E7]/[.C7]" office:value-type="float" office:value="0.0774111675126904" calcext:value-type="float">
            <text:p>0.0774111675</text:p>
          </table:table-cell>
          <table:table-cell table:formula="of:=IF([.L7]&lt;[$Control.H7];1;0)" office:value-type="string" office:string-value="1" calcext:value-type="string">
            <text:p>1</text:p>
          </table:table-cell>
          <table:table-cell table:formula="of:=IF([.M7]&lt;[$Control.I7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ri, Oct 17</text:p>
          </table:table-cell>
          <table:table-cell table:style-name="ce2" office:value-type="float" office:value="9088" calcext:value-type="float">
            <text:p>9088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6"/>
          <table:table-cell table:formula="of:=[.D8]/[.C8]" office:value-type="float" office:value="0.162820512820513" calcext:value-type="float">
            <text:p>0.1628205128</text:p>
          </table:table-cell>
          <table:table-cell table:formula="of:=[.E8]/[.C8]" office:value-type="float" office:value="0.0564102564102564" calcext:value-type="float">
            <text:p>0.0564102564</text:p>
          </table:table-cell>
          <table:table-cell table:formula="of:=IF([.L8]&lt;[$Control.H8];1;0)" office:value-type="string" office:string-value="1" calcext:value-type="string">
            <text:p>1</text:p>
          </table:table-cell>
          <table:table-cell table:formula="of:=IF([.M8]&lt;[$Control.I8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, Oct 18</text:p>
          </table:table-cell>
          <table:table-cell table:style-name="ce2" office:value-type="float" office:value="7664" calcext:value-type="float">
            <text:p>7664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6"/>
          <table:table-cell table:formula="of:=[.D9]/[.C9]" office:value-type="float" office:value="0.144171779141104" calcext:value-type="float">
            <text:p>0.1441717791</text:p>
          </table:table-cell>
          <table:table-cell table:formula="of:=[.E9]/[.C9]" office:value-type="float" office:value="0.0950920245398773" calcext:value-type="float">
            <text:p>0.0950920245</text:p>
          </table:table-cell>
          <table:table-cell table:formula="of:=IF([.L9]&lt;[$Control.H9];1;0)" office:value-type="string" office:string-value="1" calcext:value-type="string">
            <text:p>1</text:p>
          </table:table-cell>
          <table:table-cell table:formula="of:=IF([.M9]&lt;[$Control.I9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n, Oct 19</text:p>
          </table:table-cell>
          <table:table-cell table:style-name="ce2" office:value-type="float" office:value="8434" calcext:value-type="float">
            <text:p>8434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"/>
          <table:table-cell table:formula="of:=[.D10]/[.C10]" office:value-type="float" office:value="0.172166427546628" calcext:value-type="float">
            <text:p>0.1721664275</text:p>
          </table:table-cell>
          <table:table-cell table:formula="of:=[.E10]/[.C10]" office:value-type="float" office:value="0.110473457675753" calcext:value-type="float">
            <text:p>0.1104734577</text:p>
          </table:table-cell>
          <table:table-cell table:formula="of:=IF([.L10]&lt;[$Control.H10];1;0)" office:value-type="string" office:string-value="1" calcext:value-type="string">
            <text:p>1</text:p>
          </table:table-cell>
          <table:table-cell table:formula="of:=IF([.M10]&lt;[$Control.I10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on, Oct 20</text:p>
          </table:table-cell>
          <table:table-cell table:style-name="ce2" office:value-type="float" office:value="10496" calcext:value-type="float">
            <text:p>10496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6"/>
          <table:table-cell table:formula="of:=[.D11]/[.C11]" office:value-type="float" office:value="0.177906976744186" calcext:value-type="float">
            <text:p>0.1779069767</text:p>
          </table:table-cell>
          <table:table-cell table:formula="of:=[.E11]/[.C11]" office:value-type="float" office:value="0.113953488372093" calcext:value-type="float">
            <text:p>0.1139534884</text:p>
          </table:table-cell>
          <table:table-cell table:formula="of:=IF([.L11]&lt;[$Control.H11];1;0)" office:value-type="string" office:string-value="1" calcext:value-type="string">
            <text:p>1</text:p>
          </table:table-cell>
          <table:table-cell table:formula="of:=IF([.M11]&lt;[$Control.I11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ue, Oct 21</text:p>
          </table:table-cell>
          <table:table-cell table:style-name="ce2" office:value-type="float" office:value="10551" calcext:value-type="float">
            <text:p>10551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6"/>
          <table:table-cell table:formula="of:=[.D12]/[.C12]" office:value-type="float" office:value="0.165509259259259" calcext:value-type="float">
            <text:p>0.1655092593</text:p>
          </table:table-cell>
          <table:table-cell table:formula="of:=[.E12]/[.C12]" office:value-type="float" office:value="0.0821759259259259" calcext:value-type="float">
            <text:p>0.0821759259</text:p>
          </table:table-cell>
          <table:table-cell table:formula="of:=IF([.L12]&lt;[$Control.H12];1;0)" office:value-type="string" office:string-value="1" calcext:value-type="string">
            <text:p>1</text:p>
          </table:table-cell>
          <table:table-cell table:formula="of:=IF([.M12]&lt;[$Control.I12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Wed, Oct 22</text:p>
          </table:table-cell>
          <table:table-cell table:style-name="ce2" office:value-type="float" office:value="9737" calcext:value-type="float">
            <text:p>9737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0" calcext:value-type="float">
            <text:p>70</text:p>
          </table:table-cell>
          <table:table-cell/>
          <table:table-cell table:style-name="ce3" office:value-type="string" calcext:value-type="string">
            <text:p>gross</text:p>
          </table:table-cell>
          <table:table-cell table:style-name="ce3" office:value-type="string" calcext:value-type="string">
            <text:p>net</text:p>
          </table:table-cell>
          <table:table-cell/>
          <table:table-cell table:style-name="ce3"/>
          <table:table-cell/>
          <table:table-cell table:formula="of:=[.D13]/[.C13]" office:value-type="float" office:value="0.15980024968789" calcext:value-type="float">
            <text:p>0.1598002497</text:p>
          </table:table-cell>
          <table:table-cell table:formula="of:=[.E13]/[.C13]" office:value-type="float" office:value="0.0873907615480649" calcext:value-type="float">
            <text:p>0.0873907615</text:p>
          </table:table-cell>
          <table:table-cell table:formula="of:=IF([.L13]&lt;[$Control.H13];1;0)" office:value-type="string" office:string-value="1" calcext:value-type="string">
            <text:p>1</text:p>
          </table:table-cell>
          <table:table-cell table:formula="of:=IF([.M13]&lt;[$Control.I13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hu, Oct 23</text:p>
          </table:table-cell>
          <table:table-cell table:style-name="ce2" office:value-type="float" office:value="8176" calcext:value-type="float">
            <text:p>8176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pool</text:p>
          </table:table-cell>
          <table:table-cell table:formula="of:=([.D25]+[$Control.D25])/([.D26]+[$Control.D26])" office:value-type="string" office:string-value="0.2086070674" calcext:value-type="string">
            <text:p>0.2086070674</text:p>
          </table:table-cell>
          <table:table-cell table:formula="of:=([.E25]+[$Control.E25])/([.D26]+[$Control.D26])" office:value-type="string" office:string-value="0.1151274853" calcext:value-type="string">
            <text:p>0.1151274853</text:p>
          </table:table-cell>
          <table:table-cell table:number-columns-repeated="3"/>
          <table:table-cell table:formula="of:=[.D14]/[.C14]" office:value-type="float" office:value="0.190031152647975" calcext:value-type="float">
            <text:p>0.1900311526</text:p>
          </table:table-cell>
          <table:table-cell table:formula="of:=[.E14]/[.C14]" office:value-type="float" office:value="0.105919003115265" calcext:value-type="float">
            <text:p>0.1059190031</text:p>
          </table:table-cell>
          <table:table-cell table:formula="of:=IF([.L14]&lt;[$Control.H14];1;0)" office:value-type="string" office:string-value="1" calcext:value-type="string">
            <text:p>1</text:p>
          </table:table-cell>
          <table:table-cell table:formula="of:=IF([.M14]&lt;[$Control.I14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ri, Oct 24</text:p>
          </table:table-cell>
          <table:table-cell table:style-name="ce2" office:value-type="float" office:value="9402" calcext:value-type="float">
            <text:p>9402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varience</text:p>
          </table:table-cell>
          <table:table-cell table:formula="of:=[.G14]*(1-[.G14])*(1/[.D26]+1/[$Control.D26])" office:value-type="string" office:string-value="0.00001911154567" calcext:value-type="string">
            <text:p>0.00001911154567</text:p>
          </table:table-cell>
          <table:table-cell table:formula="of:=[.H14]*(1-[.H14])*(1/[.D26]+1/[$Control.D26])" office:value-type="string" office:string-value="0.00001179327298" calcext:value-type="string">
            <text:p>0.00001179327298</text:p>
          </table:table-cell>
          <table:table-cell table:number-columns-repeated="3"/>
          <table:table-cell table:formula="of:=[.D15]/[.C15]" office:value-type="float" office:value="0.278335724533716" calcext:value-type="float">
            <text:p>0.2783357245</text:p>
          </table:table-cell>
          <table:table-cell table:formula="of:=[.E15]/[.C15]" office:value-type="float" office:value="0.134863701578192" calcext:value-type="float">
            <text:p>0.1348637016</text:p>
          </table:table-cell>
          <table:table-cell table:formula="of:=IF([.L15]&lt;[$Control.H15];1;0)" office:value-type="string" office:string-value="1" calcext:value-type="string">
            <text:p>1</text:p>
          </table:table-cell>
          <table:table-cell table:formula="of:=IF([.M15]&lt;[$Control.I15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, Oct 25</text:p>
          </table:table-cell>
          <table:table-cell table:style-name="ce2" office:value-type="float" office:value="8669" calcext:value-type="float">
            <text:p>8669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std</text:p>
          </table:table-cell>
          <table:table-cell table:formula="of:=SQRT([.G15])" office:value-type="float" office:value="0.00437167538479243" calcext:value-type="float">
            <text:p>0.0043716754</text:p>
          </table:table-cell>
          <table:table-cell table:formula="of:=SQRT([.H15])" office:value-type="float" office:value="0.00343413351225604" calcext:value-type="float">
            <text:p>0.0034341335</text:p>
          </table:table-cell>
          <table:table-cell table:number-columns-repeated="3"/>
          <table:table-cell table:formula="of:=[.D16]/[.C16]" office:value-type="float" office:value="0.1898355754858" calcext:value-type="float">
            <text:p>0.1898355755</text:p>
          </table:table-cell>
          <table:table-cell table:formula="of:=[.E16]/[.C16]" office:value-type="float" office:value="0.121076233183857" calcext:value-type="float">
            <text:p>0.1210762332</text:p>
          </table:table-cell>
          <table:table-cell table:formula="of:=IF([.L16]&lt;[$Control.H16];1;0)" office:value-type="string" office:string-value="1" calcext:value-type="string">
            <text:p>1</text:p>
          </table:table-cell>
          <table:table-cell table:formula="of:=IF([.M16]&lt;[$Control.I16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n, Oct 26</text:p>
          </table:table-cell>
          <table:table-cell table:style-name="ce2" office:value-type="float" office:value="8881" calcext:value-type="float">
            <text:p>8881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upper</text:p>
          </table:table-cell>
          <table:table-cell table:formula="of:=[.F27]+[.G16]*1.96" office:value-type="string" office:string-value="-0.01198639083" calcext:value-type="string">
            <text:p>-0.01198639083</text:p>
          </table:table-cell>
          <table:table-cell table:formula="of:=[.G25]+1.96*[.H16]" office:value-type="string" office:string-value="0.001857179011" calcext:value-type="string">
            <text:p>0.001857179011</text:p>
          </table:table-cell>
          <table:table-cell table:number-columns-repeated="3"/>
          <table:table-cell table:formula="of:=[.D17]/[.C17]" office:value-type="float" office:value="0.220779220779221" calcext:value-type="float">
            <text:p>0.2207792208</text:p>
          </table:table-cell>
          <table:table-cell table:formula="of:=[.E17]/[.C17]" office:value-type="float" office:value="0.145743145743146" calcext:value-type="float">
            <text:p>0.1457431457</text:p>
          </table:table-cell>
          <table:table-cell table:formula="of:=IF([.L17]&lt;[$Control.H17];1;0)" office:value-type="string" office:string-value="1" calcext:value-type="string">
            <text:p>1</text:p>
          </table:table-cell>
          <table:table-cell table:formula="of:=IF([.M17]&lt;[$Control.I17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on, Oct 27</text:p>
          </table:table-cell>
          <table:table-cell table:style-name="ce2" office:value-type="float" office:value="9655" calcext:value-type="float">
            <text:p>9655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lower</text:p>
          </table:table-cell>
          <table:table-cell table:formula="of:=[.F27]-1.96*[.G16]" office:value-type="string" office:string-value="-0.02912335834" calcext:value-type="string">
            <text:p>-0.02912335834</text:p>
          </table:table-cell>
          <table:table-cell table:formula="of:=[.G25]-1.96*[.H16]" office:value-type="string" office:string-value="-0.01160462436" calcext:value-type="string">
            <text:p>-0.01160462436</text:p>
          </table:table-cell>
          <table:table-cell table:number-columns-repeated="3"/>
          <table:table-cell table:formula="of:=[.D18]/[.C18]" office:value-type="float" office:value="0.276264591439689" calcext:value-type="float">
            <text:p>0.2762645914</text:p>
          </table:table-cell>
          <table:table-cell table:formula="of:=[.E18]/[.C18]" office:value-type="float" office:value="0.154345006485084" calcext:value-type="float">
            <text:p>0.1543450065</text:p>
          </table:table-cell>
          <table:table-cell table:formula="of:=IF([.L18]&lt;[$Control.H18];1;0)" office:value-type="string" office:string-value="1" calcext:value-type="string">
            <text:p>1</text:p>
          </table:table-cell>
          <table:table-cell table:formula="of:=IF([.M18]&lt;[$Control.I18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ue, Oct 28</text:p>
          </table:table-cell>
          <table:table-cell table:style-name="ce2" office:value-type="float" office:value="9396" calcext:value-type="float">
            <text:p>9396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6"/>
          <table:table-cell table:formula="of:=[.D19]/[.C19]" office:value-type="float" office:value="0.220108695652174" calcext:value-type="float">
            <text:p>0.2201086957</text:p>
          </table:table-cell>
          <table:table-cell table:formula="of:=[.E19]/[.C19]" office:value-type="float" office:value="0.16304347826087" calcext:value-type="float">
            <text:p>0.1630434783</text:p>
          </table:table-cell>
          <table:table-cell table:formula="of:=IF([.L19]&lt;[$Control.H19];1;0)" office:value-type="string" office:string-value="0" calcext:value-type="string">
            <text:p>0</text:p>
          </table:table-cell>
          <table:table-cell table:formula="of:=IF([.M19]&lt;[$Control.I19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Wed, Oct 29</text:p>
          </table:table-cell>
          <table:table-cell table:style-name="ce2" office:value-type="float" office:value="9262" calcext:value-type="float">
            <text:p>9262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6"/>
          <table:table-cell table:formula="of:=[.D20]/[.C20]" office:value-type="float" office:value="0.276478679504814" calcext:value-type="float">
            <text:p>0.2764786795</text:p>
          </table:table-cell>
          <table:table-cell table:formula="of:=[.E20]/[.C20]" office:value-type="float" office:value="0.132049518569464" calcext:value-type="float">
            <text:p>0.1320495186</text:p>
          </table:table-cell>
          <table:table-cell table:formula="of:=IF([.L20]&lt;[$Control.H20];1;0)" office:value-type="string" office:string-value="0" calcext:value-type="string">
            <text:p>0</text:p>
          </table:table-cell>
          <table:table-cell table:formula="of:=IF([.M20]&lt;[$Control.I20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hu, Oct 30</text:p>
          </table:table-cell>
          <table:table-cell table:style-name="ce2" office:value-type="float" office:value="9308" calcext:value-type="float">
            <text:p>9308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"/>
          <table:table-cell table:formula="of:=[.D21]/[.C21]" office:value-type="float" office:value="0.284340659340659" calcext:value-type="float">
            <text:p>0.2843406593</text:p>
          </table:table-cell>
          <table:table-cell table:formula="of:=[.E21]/[.C21]" office:value-type="float" office:value="0.092032967032967" calcext:value-type="float">
            <text:p>0.092032967</text:p>
          </table:table-cell>
          <table:table-cell table:formula="of:=IF([.L21]&lt;[$Control.H21];1;0)" office:value-type="string" office:string-value="0" calcext:value-type="string">
            <text:p>0</text:p>
          </table:table-cell>
          <table:table-cell table:formula="of:=IF([.M21]&lt;[$Control.I21];1;0)" office:value-type="string" office:string-value="1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ri, Oct 31</text:p>
          </table:table-cell>
          <table:table-cell table:style-name="ce2" office:value-type="float" office:value="8715" calcext:value-type="float">
            <text:p>8715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6"/>
          <table:table-cell table:formula="of:=[.D22]/[.C22]" office:value-type="float" office:value="0.25207756232687" calcext:value-type="float">
            <text:p>0.2520775623</text:p>
          </table:table-cell>
          <table:table-cell table:formula="of:=[.E22]/[.C22]" office:value-type="float" office:value="0.170360110803324" calcext:value-type="float">
            <text:p>0.1703601108</text:p>
          </table:table-cell>
          <table:table-cell table:formula="of:=IF([.L22]&lt;[$Control.H22];1;0)" office:value-type="string" office:string-value="0" calcext:value-type="string">
            <text:p>0</text:p>
          </table:table-cell>
          <table:table-cell table:formula="of:=IF([.M22]&lt;[$Control.I22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, Nov 1</text:p>
          </table:table-cell>
          <table:table-cell table:style-name="ce2" office:value-type="float" office:value="8448" calcext:value-type="float">
            <text:p>8448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3" office:value-type="string" calcext:value-type="string">
            <text:p>std net</text:p>
          </table:table-cell>
          <table:table-cell table:style-name="ce5"/>
          <table:table-cell table:number-columns-repeated="2"/>
          <table:table-cell table:formula="of:=[.D23]/[.C23]" office:value-type="float" office:value="0.20431654676259" calcext:value-type="float">
            <text:p>0.2043165468</text:p>
          </table:table-cell>
          <table:table-cell table:formula="of:=[.E23]/[.C23]" office:value-type="float" office:value="0.143884892086331" calcext:value-type="float">
            <text:p>0.1438848921</text:p>
          </table:table-cell>
          <table:table-cell table:formula="of:=IF([.L23]&lt;[$Control.H23];1;0)" office:value-type="string" office:string-value="1" calcext:value-type="string">
            <text:p>1</text:p>
          </table:table-cell>
          <table:table-cell table:formula="of:=IF([.M23]&lt;[$Control.I23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un, Nov 2</text:p>
          </table:table-cell>
          <table:table-cell table:style-name="ce2" office:value-type="float" office:value="8836" calcext:value-type="float">
            <text:p>8836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net conversion</text:p>
          </table:table-cell>
          <table:table-cell table:style-name="ce3" office:value-type="string" calcext:value-type="string">
            <text:p>net diff</text:p>
          </table:table-cell>
          <table:table-cell table:formula="of:=SQRT([.F25]*(1-[.F25])/[.D26]+[$Control.F25]*(1-[$Control.F25])/[$Control.D26])" office:value-type="string" office:string-value="0.00343397303" calcext:value-type="string">
            <text:p>0.00343397303</text:p>
          </table:table-cell>
          <table:table-cell table:number-columns-repeated="3"/>
          <table:table-cell table:formula="of:=[.D24]/[.C24]" office:value-type="float" office:value="0.251381215469613" calcext:value-type="float">
            <text:p>0.2513812155</text:p>
          </table:table-cell>
          <table:table-cell table:formula="of:=[.E24]/[.C24]" office:value-type="float" office:value="0.142265193370166" calcext:value-type="float">
            <text:p>0.1422651934</text:p>
          </table:table-cell>
          <table:table-cell table:formula="of:=IF([.L24]&lt;[$Control.H24];1;0)" office:value-type="string" office:string-value="1" calcext:value-type="string">
            <text:p>1</text:p>
          </table:table-cell>
          <table:table-cell table:formula="of:=IF([.M24]&lt;[$Control.I24];1;0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on, Nov 3</text:p>
          </table:table-cell>
          <table:table-cell table:style-name="ce2" office:value-type="float" office:value="9359" calcext:value-type="float">
            <text:p>9359</text:p>
          </table:table-cell>
          <table:table-cell table:style-name="ce2" office:value-type="float" office:value="789" calcext:value-type="float">
            <text:p>789</text:p>
          </table:table-cell>
          <table:table-cell table:style-name="ce4" table:formula="of:=SUM([.D2:.D24])" office:value-type="float" office:value="3423" calcext:value-type="float">
            <text:p>3423</text:p>
          </table:table-cell>
          <table:table-cell table:style-name="ce4" table:formula="of:=SUM([.E2:.E24])" office:value-type="float" office:value="1945" calcext:value-type="float">
            <text:p>1945</text:p>
          </table:table-cell>
          <table:table-cell table:formula="of:=[.E25]/[.D26]" office:value-type="string" office:string-value="0.1126882966" calcext:value-type="string">
            <text:p>0.1126882966</text:p>
          </table:table-cell>
          <table:table-cell table:formula="of:=[.F25]-[$Control.F25]" office:value-type="string" office:string-value="-0.004873722675" calcext:value-type="string">
            <text:p>-0.004873722675</text:p>
          </table:table-cell>
          <table:table-cell table:formula="of:=1.96*[.H24]" office:value-type="string" office:string-value="0.006730587138" calcext:value-type="string">
            <text:p>0.006730587138</text:p>
          </table:table-cell>
          <table:table-cell table:style-name="ce3" office:value-type="string" calcext:value-type="string">
            <text:p>upper</text:p>
          </table:table-cell>
          <table:table-cell table:formula="of:=[.G25]+[.H25]" office:value-type="string" office:string-value="0.001856864463" calcext:value-type="string">
            <text:p>0.0018568644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ue, Nov 4</text:p>
          </table:table-cell>
          <table:table-cell table:style-name="ce2" office:value-type="float" office:value="9427" calcext:value-type="float">
            <text:p>9427</text:p>
          </table:table-cell>
          <table:table-cell table:style-name="ce2" office:value-type="float" office:value="743" calcext:value-type="float">
            <text:p>743</text:p>
          </table:table-cell>
          <table:table-cell table:style-name="ce4" table:formula="of:=SUM([.C2:.C24])" office:value-type="string" office:string-value="17260" calcext:value-type="string">
            <text:p>17260</text:p>
          </table:table-cell>
          <table:table-cell table:style-name="ce4"/>
          <table:table-cell table:style-name="ce3" office:value-type="string" calcext:value-type="string">
            <text:p>gross diff</text:p>
          </table:table-cell>
          <table:table-cell table:number-columns-repeated="2"/>
          <table:table-cell table:style-name="ce3" office:value-type="string" calcext:value-type="string">
            <text:p>lower</text:p>
          </table:table-cell>
          <table:table-cell table:formula="of:=[.G25]-[.H25]" office:value-type="string" office:string-value="-0.01160430981" calcext:value-type="string">
            <text:p>-0.011604309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ed, Nov 5</text:p>
          </table:table-cell>
          <table:table-cell table:style-name="ce2" office:value-type="float" office:value="9633" calcext:value-type="float">
            <text:p>9633</text:p>
          </table:table-cell>
          <table:table-cell table:style-name="ce2" office:value-type="float" office:value="808" calcext:value-type="float">
            <text:p>808</text:p>
          </table:table-cell>
          <table:table-cell table:style-name="ce4" table:formula="of:=[.D25]/[.D26]" office:value-type="string" office:string-value="0.1983198146" calcext:value-type="string">
            <text:p>0.1983198146</text:p>
          </table:table-cell>
          <table:table-cell table:style-name="ce4"/>
          <table:table-cell table:formula="of:=[.D27]-[$Control.E27]" office:value-type="string" office:string-value="-0.02055487458" calcext:value-type="string">
            <text:p>-0.02055487458</text:p>
          </table:table-cell>
          <table:table-cell table:style-name="ce3" table:formula="of:=1.96*[.G32]" office:value-type="string" office:string-value="0.008565445228" calcext:value-type="string">
            <text:p>0.0085654452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u, Nov 6</text:p>
          </table:table-cell>
          <table:table-cell table:style-name="ce2" office:value-type="float" office:value="9842" calcext:value-type="float">
            <text:p>9842</text:p>
          </table:table-cell>
          <table:table-cell table:style-name="ce2" office:value-type="float" office:value="831" calcext:value-type="float">
            <text:p>831</text:p>
          </table:table-cell>
          <table:table-cell table:style-name="ce1" office:value-type="string" calcext:value-type="string">
            <text:p>gross conversion</text:p>
          </table:table-cell>
          <table:table-cell table:style-name="ce4"/>
          <table:table-cell table:style-name="ce3" office:value-type="string" calcext:value-type="string">
            <text:p>upper</text:p>
          </table:table-cell>
          <table:table-cell table:formula="of:=[.F27]+[.G27]" office:value-type="string" office:string-value="-0.01198942935" calcext:value-type="string">
            <text:p>-0.011989429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i, Nov 7</text:p>
          </table:table-cell>
          <table:table-cell table:style-name="ce2" office:value-type="float" office:value="9272" calcext:value-type="float">
            <text:p>9272</text:p>
          </table:table-cell>
          <table:table-cell table:style-name="ce2" office:value-type="float" office:value="767" calcext:value-type="float">
            <text:p>767</text:p>
          </table:table-cell>
          <table:table-cell table:style-name="ce4" table:number-columns-repeated="2"/>
          <table:table-cell table:style-name="ce3" office:value-type="string" calcext:value-type="string">
            <text:p>lower</text:p>
          </table:table-cell>
          <table:table-cell table:formula="of:=[.F27]-[.G27]" office:value-type="string" office:string-value="-0.02912031981" calcext:value-type="string">
            <text:p>-0.0291203198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t, Nov 8</text:p>
          </table:table-cell>
          <table:table-cell table:style-name="ce2" office:value-type="float" office:value="8969" calcext:value-type="float">
            <text:p>8969</text:p>
          </table:table-cell>
          <table:table-cell table:style-name="ce2" office:value-type="float" office:value="760" calcext:value-type="float">
            <text:p>76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9</text:p>
          </table:table-cell>
          <table:table-cell table:style-name="ce2" office:value-type="float" office:value="9697" calcext:value-type="float">
            <text:p>9697</text:p>
          </table:table-cell>
          <table:table-cell table:style-name="ce2" office:value-type="float" office:value="850" calcext:value-type="float">
            <text:p>850</text:p>
          </table:table-cell>
          <table:table-cell table:style-name="ce4" table:number-columns-repeated="2"/>
          <table:table-cell table:style-name="ce3"/>
          <table:table-cell table:style-name="ce5"/>
          <table:table-cell table:number-columns-repeated="1017"/>
        </table:table-row>
        <table:table-row table:style-name="ro1">
          <table:table-cell table:style-name="ce1" office:value-type="string" calcext:value-type="string">
            <text:p>Mon, Nov 10</text:p>
          </table:table-cell>
          <table:table-cell table:style-name="ce2" office:value-type="float" office:value="10445" calcext:value-type="float">
            <text:p>10445</text:p>
          </table:table-cell>
          <table:table-cell table:style-name="ce2" office:value-type="float" office:value="851" calcext:value-type="float">
            <text:p>851</text:p>
          </table:table-cell>
          <table:table-cell table:style-name="ce4" table:number-columns-repeated="2"/>
          <table:table-cell table:style-name="ce3" office:value-type="string" calcext:value-type="string">
            <text:p>std gross</text:p>
          </table:table-cell>
          <table:table-cell table:formula="of:=SQRT([.D27]*(1-[.D27])/[.D26] + [$Control.E27]*(1-[$Control.E27])/[$Control.D26])" office:value-type="string" office:string-value="0.004370125116" calcext:value-type="string">
            <text:p>0.0043701251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ue, Nov 11</text:p>
          </table:table-cell>
          <table:table-cell table:style-name="ce2" office:value-type="float" office:value="9931" calcext:value-type="float">
            <text:p>9931</text:p>
          </table:table-cell>
          <table:table-cell table:style-name="ce2" office:value-type="float" office:value="831" calcext:value-type="float">
            <text:p>831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Wed, Nov 12</text:p>
          </table:table-cell>
          <table:table-cell table:style-name="ce2" office:value-type="float" office:value="10042" calcext:value-type="float">
            <text:p>10042</text:p>
          </table:table-cell>
          <table:table-cell table:style-name="ce2" office:value-type="float" office:value="802" calcext:value-type="float">
            <text:p>802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hu, Nov 13</text:p>
          </table:table-cell>
          <table:table-cell table:style-name="ce2" office:value-type="float" office:value="9721" calcext:value-type="float">
            <text:p>9721</text:p>
          </table:table-cell>
          <table:table-cell table:style-name="ce2" office:value-type="float" office:value="829" calcext:value-type="float">
            <text:p>829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Fri, Nov 14</text:p>
          </table:table-cell>
          <table:table-cell table:style-name="ce2" office:value-type="float" office:value="9304" calcext:value-type="float">
            <text:p>9304</text:p>
          </table:table-cell>
          <table:table-cell table:style-name="ce2" office:value-type="float" office:value="770" calcext:value-type="float">
            <text:p>77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15</text:p>
          </table:table-cell>
          <table:table-cell table:style-name="ce2" office:value-type="float" office:value="8668" calcext:value-type="float">
            <text:p>8668</text:p>
          </table:table-cell>
          <table:table-cell table:style-name="ce2" office:value-type="float" office:value="724" calcext:value-type="float">
            <text:p>724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16</text:p>
          </table:table-cell>
          <table:table-cell table:style-name="ce2" office:value-type="float" office:value="8988" calcext:value-type="float">
            <text:p>8988</text:p>
          </table:table-cell>
          <table:table-cell table:style-name="ce2" office:value-type="float" office:value="710" calcext:value-type="float">
            <text:p>71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formula="of:=SUM([.B2:.B38])" office:value-type="float" office:value="344660" calcext:value-type="float">
            <text:p>344660</text:p>
          </table:table-cell>
          <table:table-cell table:formula="of:=SUM([.C2:.C38])" office:value-type="float" office:value="28325" calcext:value-type="float">
            <text:p>28325</text:p>
          </table:table-cell>
          <table:table-cell table:formula="of:=[.C39]/[.B39]" office:value-type="string" office:string-value="0.08218244067" calcext:value-type="string">
            <text:p>0.0821824406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prop dif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39]-[$Control.D39]" office:value-type="string" office:string-value="0.00005662709159" calcext:value-type="string">
            <text:p>0.00005662709159</text:p>
          </table:table-cell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rol" style:display-name="PageStyle_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" style:display-name="PageStyle_Experi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1" meta:object-count="0"/>
    <meta:generator>LibreOfficeDev/5.1.0.3$Linux_X86_64 LibreOffice_project/</meta:generator>
  </office:meta>
</office:document-meta>
</file>